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257b3" officeooo:paragraph-rsid="001257b3" style:font-size-asian="16pt" style:font-weight-asian="bold" style:font-size-complex="16pt" style:font-weight-complex="bold"/>
    </style:style>
    <style:style style:name="T1" style:family="text">
      <style:text-properties officeooo:rsid="001257b3"/>
    </style:style>
    <style:style style:name="T2" style:family="text">
      <style:text-properties officeooo:rsid="0013f114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257b3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3f114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isión </text:span>TIC</text:p>
      <text:p text:style-name="P2"/>
      <text:p text:style-name="P2"/>
      <text:p text:style-name="P2"/>
      <text:p text:style-name="P2"/>
      <text:p text:style-name="P3">Uni<text:span text:style-name="T1">v</text:span>er<text:span text:style-name="T1">s</text:span>idad del Nor<text:span text:style-name="T1">t</text:span>e</text:p>
      <text:p text:style-name="P2"/>
      <text:p text:style-name="P2"/>
      <text:p text:style-name="P2"/>
      <text:p text:style-name="P2"/>
      <text:p text:style-name="P2"/>
      <text:p text:style-name="P2"/>
      <text:p text:style-name="P3">Ciclo 3</text:p>
      <text:p text:style-name="P2"/>
      <text:p text:style-name="P2"/>
      <text:p text:style-name="P2"/>
      <text:p text:style-name="P2"/>
      <text:p text:style-name="P3">En<text:span text:style-name="T1">t</text:span>rega Spri<text:span text:style-name="T1">nt</text:span> <text:span text:style-name="T1">4</text:span></text:p>
      <text:p text:style-name="P3">Cla<text:span text:style-name="T1">v</text:span>e 45 - Gr<text:span text:style-name="T1">u</text:span>po 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<text:span text:style-name="T1">t</text:span>egran<text:span text:style-name="T1">t</text:span>e<text:span text:style-name="T1">s</text:span>:</text:p>
      <text:p text:style-name="P3">Je<text:span text:style-name="T1">sus</text:span> Ca<text:span text:style-name="T1">rr</text:span>an<text:span text:style-name="T1">z</text:span>a de la C<text:span text:style-name="T1">ruz</text:span></text:p>
      <text:p text:style-name="P4">Reinaldo Mendoza</text:p>
      <text:p text:style-name="P3">Feli<text:span text:style-name="T1">p</text:span>e M<text:span text:style-name="T1">u</text:span>ne<text:span text:style-name="T1">v</text:span>a<text:span text:style-name="T1">r</text:span></text:p>
      <text:p text:style-name="P3">J<text:span text:style-name="T1">u</text:span>an Man<text:span text:style-name="T1">u</text:span>el Ra<text:span text:style-name="T1">ss</text:span>a</text:p>
      <text:p text:style-name="P3">J<text:span text:style-name="T1">u</text:span>an Vele<text:span text:style-name="T1">z</text:span> R<text:span text:style-name="T1">o</text:span>me<text:span text:style-name="T1">ro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5">Octu</text:span><text:span text:style-name="T3">bre </text:span><text:span text:style-name="T5">23</text:span><text:span text:style-name="T3">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23:37:50.420073347</meta:creation-date>
    <dc:date>2021-10-23T23:48:47.281425615</dc:date>
    <meta:editing-duration>PT11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34" meta:character-count="189" meta:non-whitespace-character-count="167"/>
  </office:meta>
</office:document-meta>
</file>